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7000001275DE622F46640DB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4.707cm"/>
    </style:style>
    <style:style style:name="gr4" style:family="graphic" style:parent-style-name="objectwithoutfill">
      <style:graphic-properties draw:stroke="solid" svg:stroke-width="0.6cm" svg:stroke-color="#ffffff" draw:marker-start-width="1.1cm" draw:marker-end="Arrow" draw:marker-end-width="2.1cm" draw:fill="solid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5.124cm" fo:min-width="5.3cm"/>
    </style:style>
    <style:style style:name="gr6" style:family="graphic" style:parent-style-name="standard">
      <style:graphic-properties draw:stroke="solid" svg:stroke-width="0.2cm" svg:stroke-color="#ffffff" draw:marker-start-width="0.5cm" draw:marker-end-width="0.5cm" draw:fill="none" draw:textarea-horizontal-align="justify" draw:textarea-vertical-align="middle" draw:auto-grow-height="false" fo:min-height="6.014cm" fo:min-width="4.704cm" fo:padding-top="0.175cm" fo:padding-bottom="0.175cm" fo:padding-left="0.3cm" fo:padding-right="0.3cm"/>
    </style:style>
    <style:style style:name="pr1" style:family="presentation" style:parent-style-name="Standard-title">
      <style:graphic-properties fo:min-height="8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5.139cm"/>
    </style:style>
    <style:style style:name="pr5" style:family="presentation" style:parent-style-name="Standard-title">
      <style:graphic-properties fo:min-height="20.185cm"/>
    </style:style>
    <style:style style:name="pr6" style:family="presentation" style:parent-style-name="Standard-title">
      <style:graphic-properties fo:min-height="10.093cm"/>
    </style:style>
    <style:style style:name="P1" style:family="paragraph">
      <loext:graphic-properties draw:fill="none"/>
      <style:paragraph-properties fo:text-align="center"/>
      <style:text-properties fo:font-size="88pt"/>
    </style:style>
    <style:style style:name="P2" style:family="paragraph">
      <style:paragraph-properties style:writing-mode="lr-tb"/>
      <style:text-properties fo:color="#000000" fo:font-size="96pt"/>
    </style:style>
    <style:style style:name="P3" style:family="paragraph">
      <loext:graphic-properties draw:fill-color="#ffffff"/>
      <style:paragraph-properties style:writing-mode="lr-tb"/>
      <style:text-properties fo:color="#000000" fo:font-size="106.69999694824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117.300003051758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ffff" fo:font-size="117.300003051758pt"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  <style:text-properties fo:font-size="88pt"/>
    </style:style>
    <style:style style:name="T1" style:family="text">
      <style:text-properties fo:color="#000000" fo:font-size="96pt"/>
    </style:style>
    <style:style style:name="T2" style:family="text">
      <style:text-properties fo:color="#000000" fo:font-size="80pt"/>
    </style:style>
    <style:style style:name="T3" style:family="text">
      <style:text-properties fo:color="#ffffff" fo:font-size="8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33% 58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/>
    </style:style>
    <style:style style:name="T7" style:family="text">
      <style:text-properties fo:color="#ffffff" fo:font-size="88pt" fo:font-weight="bold" style:font-weight-asian="bold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28pt" fo:font-style="normal" fo:text-shadow="none" style:text-underline-style="none" fo:font-weight="normal" style:letter-kerning="true" fo:background-color="transparent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33% 58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fo:font-size="8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021cm" svg:height="21cm" svg:x="0cm" svg:y="0cm">
          <draw:image xlink:href="Pictures/1000020100000127000001275DE622F46640DB9D.png" xlink:type="simple" xlink:show="embed" xlink:actuate="onLoad" loext:mime-type="image/png">
            <text:p/>
          </draw:image>
        </draw:frame>
        <draw:frame presentation:style-name="pr1" draw:text-style-name="P2" draw:layer="layout" svg:width="28.021cm" svg:height="8cm" svg:x="0.179cm" svg:y="-2cm" presentation:class="title" presentation:user-transformed="true">
          <draw:text-box>
            <text:p><text:span text:style-name="T1">Questions Flash</text:span></text:p>
          </draw:text-box>
        </draw:frame>
        <draw:frame presentation:style-name="pr2" draw:text-style-name="P3" draw:layer="layout" svg:width="25.199cm" svg:height="12.179cm" svg:x="0.501cm" svg:y="11.733cm" presentation:class="subtitle" presentation:user-transformed="true">
          <draw:text-box>
            <text:p><text:span text:style-name="T2">15 secondes</text:span></text:p>
            <text:p><text:span text:style-name="T2">par ques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3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4" draw:text-style-name="P5" draw:layer="layout" svg:width="28.021cm" svg:height="15.139cm" svg:x="0.042cm" svg:y="4.822cm" presentation:class="title" presentation:user-transformed="true">
          <draw:text-box>
            <text:p text:style-name="P5"><text:span text:style-name="T4">2</text:span><text:span text:style-name="T5">5</text:span><text:span text:style-name="T4"> =</text:span><text:span text:style-name="T6">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5" draw:text-style-name="P5" draw:layer="layout" svg:width="28.021cm" svg:height="20.185cm" svg:x="2.779cm" svg:y="0.515cm" presentation:class="title" presentation:user-transformed="true">
          <draw:text-box>
            <text:p text:style-name="P7"><text:span text:style-name="T4">2</text:span><text:span text:style-name="T5">5</text:span><text:span text:style-name="T4"> =</text:span><text:span text:style-name="T6"> 2x2x2x2x2</text:span><text:span text:style-name="T6"><text:line-break/></text:span><text:span text:style-name="T6">= 4x4x2 </text:span><text:span text:style-name="T6"><text:line-break/></text:span><text:span text:style-name="T6">= 16x2 = 3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0">
        <office:forms form:automatic-focus="false" form:apply-design-mode="false"/>
        <draw:frame draw:style-name="gr3" draw:text-style-name="P8" draw:layer="layout" svg:width="2.8cm" svg:height="4.957cm" svg:x="0.2cm" svg:y="0.267cm">
          <draw:text-box>
            <text:p><text:span text:style-name="T7">B</text:span></text:p>
          </draw:text-box>
        </draw:frame>
        <draw:frame presentation:style-name="pr1" draw:text-style-name="P5" draw:layer="layout" svg:width="28.021cm" svg:height="8cm" svg:x="0.039cm" svg:y="5.29cm" presentation:class="title" presentation:user-transformed="true">
          <draw:text-box>
            <text:p/>
          </draw:text-box>
        </draw:frame>
        <draw:frame presentation:style-name="pr4" draw:text-style-name="P5" draw:layer="layout" svg:width="28.021cm" svg:height="15.139cm" svg:x="0.043cm" svg:y="4.823cm" presentation:class="title" presentation:user-transformed="true">
          <draw:text-box>
            <text:p text:style-name="P5"><text:span text:style-name="T4">5 </text:span><text:span text:style-name="T8">+</text:span><text:span text:style-name="T9"> 5 +</text:span><text:span text:style-name="T8"> 5</text:span><text:span text:style-name="T6"><text:line-break/></text:span><text:span text:style-name="T6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B</text:span></text:p>
          </draw:text-box>
        </draw:frame>
        <draw:frame presentation:style-name="pr4" draw:text-style-name="P5" draw:layer="layout" svg:width="28.021cm" svg:height="15.139cm" svg:x="0.044cm" svg:y="4.824cm" presentation:class="title" presentation:user-transformed="true">
          <draw:text-box>
            <text:p text:style-name="P5"><text:span text:style-name="T4">5 </text:span><text:span text:style-name="T8">+</text:span><text:span text:style-name="T9"> 5 +</text:span><text:span text:style-name="T8"> 5</text:span><text:span text:style-name="T6"><text:line-break/></text:span><text:span text:style-name="T6">= 5 x 3 = 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6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4" draw:text-style-name="P5" draw:layer="layout" svg:width="28.021cm" svg:height="15.139cm" svg:x="-0.121cm" svg:y="5.023cm" presentation:class="title" presentation:user-transformed="true">
          <draw:text-box>
            <text:p text:style-name="P5"><text:span text:style-name="T4">3</text:span><text:span text:style-name="T5">2 </text:span><text:span text:style-name="T4">x</text:span><text:span text:style-name="T5"> </text:span><text:span text:style-name="T4">2</text:span><text:span text:style-name="T5">2 </text:span><text:span text:style-name="T4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6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4" draw:text-style-name="P7" draw:layer="layout" svg:width="28.021cm" svg:height="15.139cm" svg:x="1.7cm" svg:y="5cm" presentation:class="title" presentation:user-transformed="true">
          <draw:text-box>
            <text:p text:style-name="P7"><text:span text:style-name="T4">3</text:span><text:span text:style-name="T5">2 </text:span><text:span text:style-name="T4">x</text:span><text:span text:style-name="T5"> </text:span><text:span text:style-name="T4">2</text:span><text:span text:style-name="T5">2 </text:span><text:span text:style-name="T5"><text:line-break/></text:span><text:span text:style-name="T4">=3x3 x 2x2</text:span><text:span text:style-name="T4"><text:line-break/></text:span><text:span text:style-name="T4">= 9 x 4 = 3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1" draw:text-style-name="P5" draw:layer="layout" svg:width="28.021cm" svg:height="8cm" svg:x="-0.119cm" svg:y="8.594cm" presentation:class="title" presentation:user-transformed="true">
          <draw:text-box>
            <text:p text:style-name="P5"><text:span text:style-name="T4">12</text:span><text:span text:style-name="T5">2 </text:span><text:span text:style-name="T4">= </text:span><text:span text:style-name="T6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6" draw:text-style-name="P5" draw:layer="layout" svg:width="28.021cm" svg:height="10.093cm" svg:x="-0.119cm" svg:y="4.348cm" presentation:class="title" presentation:user-transformed="true">
          <draw:text-box>
            <text:p text:style-name="P5"><text:span text:style-name="T4">12</text:span><text:span text:style-name="T5">2 </text:span><text:span text:style-name="T4">= 12x12</text:span><text:span text:style-name="T4"><text:line-break/></text:span><text:span text:style-name="T4"> <text:s/>= 14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1" draw:text-style-name="P5" draw:layer="layout" svg:width="28.021cm" svg:height="8cm" svg:x="-0.118cm" svg:y="4.494cm" presentation:class="title" presentation:user-transformed="true">
          <draw:text-box>
            <text:p text:style-name="P5"><text:span text:style-name="T4">(-1)</text:span><text:span text:style-name="T5">2 </text:span><text:span text:style-name="T4">= </text:span><text:span text:style-name="T6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4" draw:text-style-name="P7" draw:layer="layout" svg:width="28.021cm" svg:height="15.139cm" svg:x="5.4cm" svg:y="4.8cm" presentation:class="title" presentation:user-transformed="true">
          <draw:text-box>
            <text:p text:style-name="P7"><text:span text:style-name="T9">(-1)</text:span><text:span text:style-name="T10">2 </text:span><text:span text:style-name="T10"><text:line-break/></text:span><text:span text:style-name="T9">= (-1) x </text:span><text:span text:style-name="T4">(-1)</text:span><text:span text:style-name="T4"><text:line-break/></text:span><text:span text:style-name="T4">= +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line draw:style-name="gr4" draw:text-style-name="P9" draw:layer="layout" svg:x1="6cm" svg:y1="17cm" svg:x2="10cm" svg:y2="11.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line draw:style-name="gr4" draw:text-style-name="P9" draw:layer="layout" svg:x1="6cm" svg:y1="17cm" svg:x2="10cm" svg:y2="11.2cm">
          <text:p/>
        </draw:line>
        <draw:frame presentation:style-name="pr1" draw:text-style-name="P7" draw:layer="layout" svg:width="28.021cm" svg:height="8cm" svg:x="0.779cm" svg:y="13.8cm" presentation:class="title" presentation:user-transformed="true">
          <draw:text-box>
            <text:p text:style-name="P7"><text:span text:style-name="T11">ba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0"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line draw:style-name="gr4" draw:text-style-name="P9" draw:layer="layout" svg:x1="19.8cm" svg:y1="4.2cm" svg:x2="15.4cm" svg:y2="7.6cm">
          <text:p/>
        </draw:lin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0"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line draw:style-name="gr4" draw:text-style-name="P9" draw:layer="layout" svg:x1="19.8cm" svg:y1="4.2cm" svg:x2="15.4cm" svg:y2="7.6cm">
          <text:p/>
        </draw:line>
        <draw:frame presentation:style-name="pr1" draw:text-style-name="P7" draw:layer="layout" svg:width="28.021cm" svg:height="8cm" svg:x="9.379cm" svg:y="-2.2cm" presentation:class="title" presentation:user-transformed="true">
          <draw:text-box>
            <text:p text:style-name="P7"><text:span text:style-name="T11">expos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0"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custom-shape draw:style-name="gr5" draw:text-style-name="P11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7.5cm" svg:height="9cm" svg:x="8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0"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1">2</text:span><text:span text:style-name="T5">10</text:span></text:p>
          </draw:text-box>
        </draw:frame>
        <draw:frame presentation:style-name="pr1" draw:text-style-name="P12" draw:layer="layout" svg:width="28.021cm" svg:height="8cm" svg:x="0.579cm" svg:y="11.669cm" presentation:class="title" presentation:user-transformed="true">
          <draw:text-box>
            <text:p text:style-name="P7"><text:span text:style-name="T12">Une puissance de 2</text:span></text:p>
          </draw:text-box>
        </draw:frame>
        <draw:custom-shape draw:style-name="gr6" draw:text-style-name="P11" draw:layer="layout" svg:width="7.5cm" svg:height="9cm" svg:x="8.9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Standard-background" style:family="presentation">
      <style:graphic-properties draw:stroke="none" draw:fill="solid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9:31:03.906000000</meta:creation-date>
    <dc:date>2020-11-25T21:39:33.539000000</dc:date>
    <meta:editing-duration>PT15H30M37S</meta:editing-duration>
    <meta:editing-cycles>140</meta:editing-cycles>
    <meta:generator>LibreOffice/6.3.3.2$Windows_X86_64 LibreOffice_project/a64200df03143b798afd1ec74a12ab50359878ed</meta:generator>
    <meta:document-statistic meta:object-count="109"/>
  </office:meta>
</office:document-meta>
</file>